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5cm" fo:min-width="8.2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6.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7cm" svg:height="1.4cm" svg:x="5.1cm" svg:y="2.3cm">
          <text:p text:style-name="P1">promise( fn 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1.6cm" svg:x="2.1cm" svg:y="7cm">
          <text:p text:style-name="P1">doResolve( fn, res, rej )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6:28:43.176617720</meta:creation-date>
    <dc:date>2018-11-12T18:11:38.344550086</dc:date>
    <meta:editing-duration>PT1H32M45S</meta:editing-duration>
    <meta:editing-cycles>1</meta:editing-cycles>
    <meta:document-statistic meta:object-count="2"/>
    <meta:generator>LibreOffice/5.1.6.2$Linux_X86_64 LibreOffice_project/10m0$Build-2</meta:generator>
  </office:meta>
</office:document-meta>
</file>